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urier New',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407" officeooo:paragraph-rsid="000ea407"/>
    </style:style>
    <style:style style:name="P2" style:family="paragraph" style:parent-style-name="Standard">
      <style:text-properties officeooo:rsid="000ebfa3" officeooo:paragraph-rsid="000ebfa3"/>
    </style:style>
    <style:style style:name="P3" style:family="paragraph" style:parent-style-name="Standard">
      <style:text-properties fo:font-size="16pt" fo:font-weight="bold" officeooo:rsid="000ea407" officeooo:paragraph-rsid="000ea407" style:font-size-asian="16pt" style:font-weight-asian="bold" style:font-size-complex="16pt" style:font-weight-complex="bold"/>
    </style:style>
    <style:style style:name="P4" style:family="paragraph" style:parent-style-name="Standard">
      <style:text-properties officeooo:rsid="00105e06" officeooo:paragraph-rsid="00105e06"/>
    </style:style>
    <style:style style:name="P5" style:family="paragraph" style:parent-style-name="Standard">
      <style:text-properties officeooo:rsid="00105e06" officeooo:paragraph-rsid="00105e06"/>
    </style:style>
    <style:style style:name="P6" style:family="paragraph" style:parent-style-name="Standard">
      <style:paragraph-properties style:line-height-at-least="0.1409in"/>
      <style:text-properties fo:color="#d4d4d4" style:font-name="Menlo" fo:font-size="6.75pt" fo:font-weight="normal" fo:background-color="#1e1e1e"/>
    </style:style>
    <style:style style:name="P7" style:family="paragraph" style:parent-style-name="Standard">
      <style:paragraph-properties style:line-height-at-least="0.1409in"/>
      <style:text-properties fo:color="#d4d4d4" style:font-name="Menlo" fo:font-size="6.75pt" fo:font-weight="normal" officeooo:paragraph-rsid="0012d233" fo:background-color="#1e1e1e"/>
    </style:style>
    <style:style style:name="P8" style:family="paragraph" style:parent-style-name="Standard">
      <style:text-properties fo:color="#d4d4d4" style:font-name="Menlo" fo:font-size="6.75pt" fo:font-weight="normal" officeooo:rsid="00105e06" officeooo:paragraph-rsid="00105e06" fo:background-color="#1e1e1e"/>
    </style:style>
    <style:style style:name="P9" style:family="paragraph" style:parent-style-name="Standard">
      <style:paragraph-properties style:line-height-at-least="0.1409in"/>
      <style:text-properties fo:color="#d4d4d4" style:font-name="Menlo" fo:font-size="6.75pt" fo:font-weight="normal" officeooo:rsid="0012d233" officeooo:paragraph-rsid="0012d233" fo:background-color="#1e1e1e"/>
    </style:style>
    <style:style style:name="P10" style:family="paragraph" style:parent-style-name="Standard">
      <style:text-properties fo:color="#d4d4d4" style:font-name="Menlo" fo:font-size="6.75pt" fo:font-weight="normal" officeooo:rsid="000ea407" officeooo:paragraph-rsid="000ea407" fo:background-color="#1e1e1e"/>
    </style:style>
    <style:style style:name="P11" style:family="paragraph" style:parent-style-name="Standard">
      <style:paragraph-properties style:line-height-at-least="0.1409in"/>
      <style:text-properties fo:color="#6a9955" style:font-name="Menlo" fo:font-size="6.75pt" fo:font-weight="normal" fo:background-color="#1e1e1e"/>
    </style:style>
    <style:style style:name="P12" style:family="paragraph" style:parent-style-name="Standard">
      <style:paragraph-properties style:line-height-at-least="0.1409in"/>
    </style:style>
    <style:style style:name="P13" style:family="paragraph" style:parent-style-name="Standard">
      <style:text-properties officeooo:rsid="0012d233" officeooo:paragraph-rsid="0012d233"/>
    </style:style>
    <style:style style:name="P14" style:family="paragraph" style:parent-style-name="Standard">
      <style:text-properties fo:font-size="16pt" fo:font-weight="bold" officeooo:rsid="0012d233" officeooo:paragraph-rsid="0012d233" style:font-size-asian="16pt" style:font-weight-asian="bold" style:font-size-complex="16pt" style:font-weight-complex="bold"/>
    </style:style>
    <style:style style:name="P15" style:family="paragraph" style:parent-style-name="Standard">
      <style:text-properties fo:font-size="16pt" fo:font-weight="bold" officeooo:rsid="0013de56" officeooo:paragraph-rsid="0013de56" style:font-size-asian="16pt" style:font-weight-asian="bold" style:font-size-complex="16pt" style:font-weight-complex="bold"/>
    </style:style>
    <style:style style:name="P16" style:family="paragraph" style:parent-style-name="Standard">
      <style:text-properties officeooo:rsid="0013de56" officeooo:paragraph-rsid="0013de56"/>
    </style:style>
    <style:style style:name="P17" style:family="paragraph" style:parent-style-name="Standard">
      <style:text-properties officeooo:rsid="00166045" officeooo:paragraph-rsid="00166045"/>
    </style:style>
    <style:style style:name="P18" style:family="paragraph" style:parent-style-name="Standard">
      <style:text-properties officeooo:rsid="0019bb64" officeooo:paragraph-rsid="0019bb64"/>
    </style:style>
    <style:style style:name="T1" style:family="text">
      <style:text-properties officeooo:rsid="000ebfa3"/>
    </style:style>
    <style:style style:name="T2" style:family="text">
      <style:text-properties officeooo:rsid="00108702"/>
    </style:style>
    <style:style style:name="T3" style:family="text">
      <style:text-properties fo:color="#c586c0"/>
    </style:style>
    <style:style style:name="T4" style:family="text">
      <style:text-properties fo:color="#569cd6"/>
    </style:style>
    <style:style style:name="T5" style:family="text">
      <style:text-properties fo:color="#dcdcaa"/>
    </style:style>
    <style:style style:name="T6" style:family="text">
      <style:text-properties fo:color="#9cdcfe"/>
    </style:style>
    <style:style style:name="T7" style:family="text">
      <style:text-properties fo:color="#b5cea8"/>
    </style:style>
    <style:style style:name="T8" style:family="text">
      <style:text-properties fo:color="#ce9178"/>
    </style:style>
    <style:style style:name="T9" style:family="text">
      <style:text-properties officeooo:rsid="0012d233"/>
    </style:style>
    <style:style style:name="T10" style:family="text">
      <style:text-properties officeooo:rsid="0013de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b Socket</text:p>
      <text:p text:style-name="P1"/>
      <text:p text:style-name="P1">Web socket is different compared to normal HTTP. Web socket is a 2 ways communication between a server and a client. <text:span text:style-name="T1">The</text:span> client does not have to contact <text:span text:style-name="T1">the server everytime to check whether the client has received the response from the server or not. The server can push the response to the client as if the client is the server.</text:span></text:p>
      <text:p text:style-name="P1"/>
      <text:p text:style-name="P4">Install websockets library.</text:p>
      <text:p text:style-name="P4"/>
      <text:p text:style-name="P4"><text:bookmark-start text:name="__DdeLink__11516_4140010065"/><text:span text:style-name="T9">(virtual-environment) </text:span>$ <text:bookmark-end text:name="__DdeLink__11516_4140010065"/>pip install websockets</text:p>
      <text:p text:style-name="P4"/>
      <text:p text:style-name="P14">Websocket Server</text:p>
      <text:p text:style-name="P4"/>
      <text:p text:style-name="P4">Create a <text:span text:style-name="T2">file, named hello_websocket.py.</text:span></text:p>
      <text:p text:style-name="P4"/>
      <text:p text:style-name="P8"><text:span text:style-name="T3">import</text:span> asyncio</text:p>
      <text:p text:style-name="P6"><text:span text:style-name="T3">import</text:span> websockets</text:p>
      <text:p text:style-name="P12"/>
      <text:p text:style-name="P11"># https://websockets.readthedocs.io/en/stable/</text:p>
      <text:p text:style-name="P6"><text:bookmark-start text:name="__DdeLink__11512_4140010065"/><text:span text:style-name="T4">async</text:span> <text:span text:style-name="T4">def</text:span> <text:span text:style-name="T5">echo</text:span>(<text:span text:style-name="T6">websocket</text:span>, <text:span text:style-name="T6">path</text:span>):</text:p>
      <text:p text:style-name="P6"><text:span text:style-name="T3"><text:s text:c="4"/>async</text:span> <text:span text:style-name="T3">for</text:span> message <text:span text:style-name="T4">in</text:span> websocket:</text:p>
      <text:p text:style-name="P6"><text:span text:style-name="T5"><text:s text:c="8"/>print</text:span>(message)</text:p>
      <text:p text:style-name="P6"><text:span text:style-name="T3"><text:s text:c="8"/>await</text:span> websocket.send(message * <text:span text:style-name="T7">2</text:span>)<text:bookmark-end text:name="__DdeLink__11512_4140010065"/></text:p>
      <text:p text:style-name="P12"/>
      <text:p text:style-name="P6"><text:bookmark-start text:name="__DdeLink__11514_4140010065"/>asyncio.get_event_loop().run_until_complete(</text:p>
      <text:p text:style-name="P6"><text:s text:c="7"/>websockets.serve(echo, <text:span text:style-name="T8">"localhost"</text:span>, <text:span text:style-name="T7">8765</text:span>))</text:p>
      <text:p text:style-name="P6">asyncio.get_event_loop().run_forever()<text:bookmark-end text:name="__DdeLink__11514_4140010065"/></text:p>
      <text:p text:style-name="P4"/>
      <text:p text:style-name="P13">We create a callback named “echo” to receive the message, print the message, then send the message which has been modified (we double the message) to the client.</text:p>
      <text:p text:style-name="P13"/>
      <text:p text:style-name="P7"><text:span text:style-name="T4">async</text:span> <text:span text:style-name="T4">def</text:span> <text:span text:style-name="T5">echo</text:span>(<text:span text:style-name="T6">websocket</text:span>, <text:span text:style-name="T6">path</text:span>):</text:p>
      <text:p text:style-name="P7"><text:span text:style-name="T3"><text:s text:c="4"/>async</text:span> <text:span text:style-name="T3">for</text:span> message <text:span text:style-name="T4">in</text:span> websocket:</text:p>
      <text:p text:style-name="P7"><text:span text:style-name="T5"><text:s text:c="8"/>print</text:span>(message)</text:p>
      <text:p text:style-name="P9"><text:span text:style-name="T3"><text:s text:c="8"/>await</text:span> websocket.send(message * <text:span text:style-name="T7">2</text:span>)</text:p>
      <text:p text:style-name="P1"/>
      <text:p text:style-name="P13">Then we run the websocket server.</text:p>
      <text:p text:style-name="P13"/>
      <text:p text:style-name="P7">asyncio.get_event_loop().run_until_complete(</text:p>
      <text:p text:style-name="P7"><text:s text:c="7"/>websockets.serve(echo, <text:span text:style-name="T8">"localhost"</text:span>, <text:span text:style-name="T7">8765</text:span>))</text:p>
      <text:p text:style-name="P9">asyncio.get_event_loop().run_forever()</text:p>
      <text:p text:style-name="P1"/>
      <text:p text:style-name="P13">To run the server, we can execute it as a normal Python script.</text:p>
      <text:p text:style-name="P13"/>
      <text:p text:style-name="P13"><text:span text:style-name="T10">(virtual-environment) </text:span>$ p<text:span text:style-name="T10">ython hello_websocket.py</text:span></text:p>
      <text:p text:style-name="P13"/>
      <text:p text:style-name="P15">Client</text:p>
      <text:p text:style-name="P16"/>
      <text:p text:style-name="P16">We need to create a client script to interact with the websocket server. Name it hello_websocket_client.py.</text:p>
      <text:p text:style-name="P1"/>
      <text:p text:style-name="P10"><text:span text:style-name="T3">import</text:span> asyncio</text:p>
      <text:p text:style-name="P6"><text:span text:style-name="T3">import</text:span> websockets</text:p>
      <text:p text:style-name="P12"/>
      <text:p text:style-name="P11"># https://websockets.readthedocs.io/en/stable/</text:p>
      <text:p text:style-name="P6"><text:span text:style-name="T4">async</text:span> <text:span text:style-name="T4">def</text:span> <text:span text:style-name="T5">hello</text:span>(<text:span text:style-name="T6">uri</text:span>):</text:p>
      <text:p text:style-name="P6"><text:span text:style-name="T3"><text:s text:c="4"/>async</text:span> <text:span text:style-name="T3">with</text:span> websockets.connect(uri) <text:span text:style-name="T3">as</text:span> websocket:</text:p>
      <text:p text:style-name="P6"><text:span text:style-name="T3"><text:s text:c="8"/>await</text:span> websocket.send(<text:span text:style-name="T8">"Hello World!"</text:span>)</text:p>
      <text:p text:style-name="P6"><text:soft-page-break/><text:s text:c="8"/>result = <text:span text:style-name="T3">await</text:span> websocket.recv()</text:p>
      <text:p text:style-name="P6"><text:span text:style-name="T5"><text:s text:c="8"/>print</text:span>(result)</text:p>
      <text:p text:style-name="P12"/>
      <text:p text:style-name="P6">asyncio.get_event_loop().run_until_complete(hello(<text:span text:style-name="T8">"ws://localhost:8765"</text:span>))</text:p>
      <text:p text:style-name="P1"/>
      <text:p text:style-name="P17">Open a new terminal then run this script in the virtual environment which has websockets library installed.</text:p>
      <text:p text:style-name="P17"/>
      <text:p text:style-name="P18"><text:bookmark-start text:name="__DdeLink__11518_4140010065"/>(virtual-environment) $ python hello_websocket_client.py<text:bookmark-end text:name="__DdeLink__11518_4140010065"/></text:p>
      <text:p text:style-name="P18">Hello World!Hello World!</text:p>
      <text:p text:style-name="P1"/>
      <text:p text:style-name="P18">If we went back to the terminal on which we run the websocket server, we would get this output.</text:p>
      <text:p text:style-name="P18"/>
      <text:p text:style-name="P18">(virtual-environment) $ python hello_websocket.py</text:p>
      <text:p text:style-name="P18">Hello Worl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Exerc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urier New',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22:26:59.995402090</meta:creation-date>
    <dc:date>2019-12-12T23:30:09.032919586</dc:date>
    <meta:editing-duration>PT35M14S</meta:editing-duration>
    <meta:editing-cycles>9</meta:editing-cycles>
    <meta:generator>LibreOffice/6.2.4.2$MacOSX_X86_64 LibreOffice_project/2412653d852ce75f65fbfa83fb7e7b669a126d64</meta:generator>
    <meta:document-statistic meta:table-count="0" meta:image-count="0" meta:object-count="0" meta:page-count="3" meta:paragraph-count="45" meta:word-count="263" meta:character-count="2165" meta:non-whitespace-character-count="1865"/>
  </office:meta>
</office:document-meta>
</file>